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8" office:value-type="string">
            <text:p>Date</text:p>
          </table:table-cell>
          <table:table-cell table:style-name="ce20" office:value-type="string">
            <text:p>Week</text:p>
          </table:table-cell>
          <table:table-cell table:style-name="ce18" office:value-type="string">
            <text:p>Day</text:p>
          </table:table-cell>
          <table:table-cell table:style-name="ce22" office:value-type="string">
            <text:p>Coursera</text:p>
          </table:table-cell>
          <table:table-cell table:style-name="ce22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<text:span text:style-name="T1">st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9" office:value-type="string">
            <text:p>2<text:span text:style-name="T1">nd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9" office:value-type="string">
            <text:p>3<text:span text:style-name="T1">r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1">nd</text:span> April</text:p>
          </table:table-cell>
          <table:table-cell/>
          <table:table-cell table:style-name="ce19" office:value-type="string">
            <text:p>4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1">rd</text:span> April</text:p>
          </table:table-cell>
          <table:table-cell/>
          <table:table-cell table:style-name="ce19" office:value-type="string">
            <text:p>5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9" office:value-type="string">
            <text:p>6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9" office:value-type="string">
            <text:p>7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9" office:value-type="string">
            <text:p>8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9" office:value-type="string">
            <text:p>9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9" office:value-type="string">
            <text:p>10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1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8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9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0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1<text:span text:style-name="T1">st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2<text:span text:style-name="T1">n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3<text:span text:style-name="T1">r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4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5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1">nd</text:span> Apr</text:p>
          </table:table-cell>
          <table:table-cell/>
          <table:table-cell table:style-name="ce5" office:value-type="string">
            <text:p>26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7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8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29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30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1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1<text:span text:style-name="T1">st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2<text:span text:style-name="T1">n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3<text:span text:style-name="T1">rd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4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5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6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7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8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9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10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1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2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3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4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1">rd</text:span> May</text:p>
          </table:table-cell>
          <table:table-cell/>
          <table:table-cell table:style-name="ce5" office:value-type="string">
            <text:p>15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6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7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8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19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0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1<text:span text:style-name="T1">st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2<text:span text:style-name="T1">n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3<text:span text:style-name="T1">r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4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5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6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7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1">th</text:span> May</text:p>
          </table:table-cell>
          <table:table-cell/>
          <table:table-cell table:style-name="ce5" office:value-type="string">
            <text:p>28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1">th</text:span> May</text:p>
          </table:table-cell>
          <table:table-cell/>
          <table:table-cell table:style-name="ce5" office:value-type="string">
            <text:p>29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0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1<text:span text:style-name="T1">st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1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1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1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1">th</text:span> July</text:p>
          </table:table-cell>
          <table:table-cell/>
          <table:table-cell table:style-name="ce18"/>
          <table:table-cell table:style-name="ce20"/>
          <table:table-cell table:style-name="ce18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1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1">st</text:span> arg = choice of functions to call)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22<text:span text:style-name="T1">nd</text:span> - 28<text:span text:style-name="T1">th</text:span> July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Deliverables</text:p>
          </table:table-cell>
          <table:table-cell table:number-columns-repeated="15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 office:value-type="string">
            <text:p>22<text:span text:style-name="T1">nd</text:span> July</text:p>
          </table:table-cell>
          <table:table-cell office:value-type="string">
            <text:p>Add script README for 'data_balancer'</text:p>
          </table:table-cell>
          <table:table-cell table:number-columns-repeated="15"/>
        </table:table-row>
        <table:table-row table:style-name="ro2">
          <table:table-cell office:value-type="string">
            <text:p>22<text:span text:style-name="T1">nd</text:span> July</text:p>
          </table:table-cell>
          <table:table-cell office:value-type="string">
            <text:p>Write results discussion of experiment sets 1 - 4</text:p>
          </table:table-cell>
          <table:table-cell table:number-columns-repeated="15"/>
        </table:table-row>
        <table:table-row table:style-name="ro2">
          <table:table-cell office:value-type="string">
            <text:p>22<text:span text:style-name="T1">nd</text:span> July</text:p>
          </table:table-cell>
          <table:table-cell office:value-type="string">
            <text:p>Add script README for 'rnn'</text:p>
          </table:table-cell>
          <table:table-cell table:number-columns-repeated="15"/>
        </table:table-row>
        <table:table-row table:style-name="ro2">
          <table:table-cell office:value-type="string">
            <text:p>23<text:span text:style-name="T1">rd</text:span> July</text:p>
          </table:table-cell>
          <table:table-cell office:value-type="string">
            <text:p>Write results discussion of experiment sets 5 - 8</text:p>
          </table:table-cell>
          <table:table-cell table:number-columns-repeated="15"/>
        </table:table-row>
        <table:table-row table:style-name="ro2">
          <table:table-cell office:value-type="string">
            <text:p>23<text:span text:style-name="T1">rd</text:span> July</text:p>
          </table:table-cell>
          <table:table-cell office:value-type="string">
            <text:p>Add script README for 'model_predictor'</text:p>
          </table:table-cell>
          <table:table-cell table:number-columns-repeated="15"/>
        </table:table-row>
        <table:table-row table:style-name="ro2">
          <table:table-cell office:value-type="string">
            <text:p>23<text:span text:style-name="T1">rd</text:span> July</text:p>
          </table:table-cell>
          <table:table-cell table:style-name="ce12" office:value-type="string">
            <text:p>Add script README covering all batch files and modify the existing one for 'comp_stat_vals'</text:p>
          </table:table-cell>
          <table:table-cell table:number-columns-repeated="15"/>
        </table:table-row>
        <table:table-row table:style-name="ro2">
          <table:table-cell office:value-type="string">
            <text:p>24<text:span text:style-name="T1">th</text:span> July</text:p>
          </table:table-cell>
          <table:table-cell office:value-type="string">
            <text:p>Write results discussion for experiments 82 - 98</text:p>
          </table:table-cell>
          <table:table-cell table:number-columns-repeated="15"/>
        </table:table-row>
        <table:table-row table:style-name="ro2">
          <table:table-cell office:value-type="string">
            <text:p>24<text:span text:style-name="T1">th</text:span> July</text:p>
          </table:table-cell>
          <table:table-cell office:value-type="string">
            <text:p>Write results discussion covering 'model_predictions' thus far</text:p>
          </table:table-cell>
          <table:table-cell table:number-columns-repeated="15"/>
        </table:table-row>
        <table:table-row table:style-name="ro2">
          <table:table-cell office:value-type="string">
            <text:p>24<text:span text:style-name="T1">th</text:span> July</text:p>
          </table:table-cell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table:number-columns-repeated="15"/>
        </table:table-row>
        <table:table-row table:style-name="ro2">
          <table:table-cell office:value-type="string">
            <text:p>25<text:span text:style-name="T1">th</text:span> July</text:p>
          </table:table-cell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2">
          <table:table-cell office:value-type="string">
            <text:p>25<text:span text:style-name="T1">th</text:span> July</text:p>
          </table:table-cell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2">
          <table:table-cell office:value-type="string">
            <text:p>25<text:span text:style-name="T1">th</text:span> July</text:p>
          </table:table-cell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2">
          <table:table-cell office:value-type="string">
            <text:p>26<text:span text:style-name="T1">th</text:span> July</text:p>
          </table:table-cell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2">
          <table:table-cell office:value-type="string">
            <text:p>26<text:span text:style-name="T1">th</text:span> July</text:p>
          </table:table-cell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2">
          <table:table-cell office:value-type="string">
            <text:p>26<text:span text:style-name="T1">th</text:span> July</text:p>
          </table:table-cell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ownload additional data files and use 'model_predictor.py' on each of these</text:p>
          </table:table-cell>
          <table:table-cell table:number-columns-repeated="15"/>
        </table:table-row>
        <table:table-row table:style-name="ro1" table:number-rows-repeated="9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3" office:value-type="string">
            <text:p>Experimen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5" office:value-type="string">
            <text:p>Paper Review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2">
          <table:table-cell/>
          <table:table-cell table:style-name="ce16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22/07/2019</text:date>, <text:time>14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22T14:31:52.29</dc:date>
    <meta:editing-duration>P6DT15H36M8S</meta:editing-duration>
    <meta:editing-cycles>432</meta:editing-cycles>
    <meta:generator>OpenOffice/4.1.5$Win32 OpenOffice.org_project/415m1$Build-9789</meta:generator>
    <meta:document-statistic meta:table-count="3" meta:cell-count="720" meta:object-count="0"/>
  </office:meta>
</office:document-meta>
</file>